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201000004ED000002839CB1E3D9.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1" style:family="text">
      <style:text-properties fo:font-size="20pt"/>
    </style:style>
    <style:style style:name="T12" style:family="text">
      <style:text-properties style:font-name="Times New Roman2" fo:font-size="14pt" style:font-name-asian="NimbusSanL-Bold1" style:font-size-asian="14pt" style:font-name-complex="NimbusSanL-Bold1" style:font-size-complex="14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6" style:family="text">
      <style:text-properties style:font-name="Times New Roman2" fo:font-size="14pt" style:font-name-asian="NimbusSanL-Regu1" style:font-size-asian="14pt" style:font-name-complex="NimbusSanL-Regu1" style:font-size-complex="14pt"/>
    </style:style>
    <style:style style:name="T17"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18" style:family="text">
      <style:text-properties fo:font-size="24pt" style:font-size-asian="24pt" style:font-size-complex="24pt"/>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36pt" style:font-size-asian="36pt" style:font-size-complex="36pt"/>
    </style:style>
    <style:style style:name="T24" style:family="text">
      <style:text-properties style:font-name="Arial1" fo:font-size="26pt" style:font-size-asian="26pt" style:font-size-complex="26pt"/>
    </style:style>
    <style:style style:name="T25" style:family="text">
      <style:text-properties style:font-name="Microsoft YaHei" fo:font-size="20pt" style:font-size-asian="20pt" style:font-size-complex="20pt"/>
    </style:style>
    <style:style style:name="T26" style:family="text">
      <style:text-properties fo:font-size="26.3999996185303pt"/>
    </style:style>
    <style:style style:name="T27"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style:font-name="Times New Roman" fo:font-size="24pt" style:font-size-asian="24pt" style:font-size-complex="24pt"/>
    </style:style>
    <style:style style:name="T30" style:family="text">
      <style:text-properties fo:color="#0000ff" style:font-name="Times New Roman" fo:font-size="14pt" style:font-size-asian="14pt" style:font-size-complex="14pt"/>
    </style:style>
    <style:style style:name="T31" style:family="text">
      <style:text-properties style:font-name="Times New Roman" fo:font-size="14pt" style:font-size-asian="14pt" style:font-size-complex="14pt"/>
    </style:style>
    <style:style style:name="T32" style:family="text">
      <style:text-properties style:font-name="Arial1" fo:font-size="32pt" style:font-size-asian="32pt" style:font-size-complex="32pt"/>
    </style:style>
    <style:style style:name="T33" style:family="text">
      <style:text-properties style:font-name="Times New Roman" fo:font-size="22pt" fo:font-style="normal" style:font-size-asian="22pt" style:font-style-asian="normal" style:font-size-complex="22pt" style:font-style-complex="normal"/>
    </style:style>
    <style:style style:name="T34" style:family="text">
      <style:text-properties style:font-name="Times New Roman" fo:font-size="22pt" fo:font-style="italic" style:font-size-asian="22pt" style:font-style-asian="italic" style:font-size-complex="22pt" style:font-style-complex="italic"/>
    </style:style>
    <style:style style:name="T35" style:family="text">
      <style:text-properties style:font-name="Times New Roman" fo:font-size="22pt" style:font-size-asian="22pt" style:font-size-complex="22pt"/>
    </style:style>
    <style:style style:name="T36" style:family="text">
      <style:text-properties style:font-name="Times New Roman"/>
    </style:style>
    <style:style style:name="T37" style:family="text">
      <style:text-properties style:font-name="Times New Roman" fo:font-size="22pt" style:font-name-asian="CMTT81" style:font-size-asian="22pt" style:font-name-complex="CMTT81" style:font-size-complex="22pt"/>
    </style:style>
    <style:style style:name="T38" style:family="text">
      <style:text-properties fo:color="#ff0000" style:font-name="Times New Roman" fo:font-size="22pt" style:font-name-asian="CMTT81" style:font-size-asian="22pt" style:font-name-complex="CMTT81" style:font-size-complex="22pt"/>
    </style:style>
    <style:style style:name="T39" style:family="text">
      <style:text-properties fo:color="#000000" style:font-name="Times New Roman" fo:font-size="22pt" style:font-name-asian="CMTT81" style:font-size-asian="22pt" style:font-name-complex="CMTT81" style:font-size-complex="22pt"/>
    </style:style>
    <style:style style:name="T40" style:family="text">
      <style:text-properties fo:color="#00ffff" fo:font-size="20pt" style:font-size-asian="20pt" style:font-size-complex="20pt"/>
    </style:style>
    <style:style style:name="T41" style:family="text">
      <style:text-properties style:font-name="Times New Roman" fo:font-size="20pt" style:font-size-asian="20pt" style:font-size-complex="20pt"/>
    </style:style>
    <style:style style:name="T42"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4"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5" style:family="text">
      <style:text-properties style:font-name="Arial1" fo:font-size="28pt" fo:font-style="normal" style:font-size-asian="28pt" style:font-style-asian="normal" style:font-size-complex="28pt" style:font-style-complex="normal"/>
    </style:style>
    <style:style style:name="T46" style:family="text">
      <style:text-properties style:font-name="CMR101" fo:font-size="20pt" style:font-name-asian="CMR101" style:font-size-asian="20pt" style:font-name-complex="CMR101" style:font-size-complex="20pt"/>
    </style:style>
    <style:style style:name="T47" style:family="text">
      <style:text-properties fo:color="#00ffff" style:font-name="CMR101" fo:font-size="20pt" style:font-name-asian="CMR101" style:font-size-asian="20pt" style:font-name-complex="CMR101" style:font-size-complex="20pt"/>
    </style:style>
    <style:style style:name="T48" style:family="text">
      <style:text-properties style:font-name="Times New Roman" fo:font-size="16pt" style:font-size-asian="16pt" style:font-size-complex="16pt"/>
    </style:style>
    <style:style style:name="T49" style:family="text">
      <style:text-properties style:font-name="CMR101" fo:font-size="14pt" style:letter-kerning="true" style:font-name-asian="CMR101" style:font-size-asian="14pt" style:font-name-complex="CMR101" style:font-size-complex="14pt"/>
    </style:style>
    <style:style style:name="T50" style:family="text">
      <style:text-properties style:font-name="Times New Roman" fo:font-size="20pt" fo:font-style="italic" style:font-size-asian="20pt" style:font-style-asian="italic" style:font-size-complex="20pt" style:font-style-complex="italic"/>
    </style:style>
    <style:style style:name="T51" style:family="text">
      <style:text-properties style:text-position="sub 80%" style:font-name="Times New Roman" fo:font-size="20pt" fo:font-style="italic" style:font-size-asian="20pt" style:font-style-asian="italic" style:font-size-complex="20pt" style:font-style-complex="italic"/>
    </style:style>
    <style:style style:name="T52"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4" style:family="text">
      <style:text-properties style:font-name="CMR101" fo:font-size="16pt" style:font-name-asian="CMR101" style:font-size-asian="16pt" style:font-name-complex="CMR101" style:font-size-complex="16pt"/>
    </style:style>
    <style:style style:name="T55" style:family="text">
      <style:text-properties style:text-position="super 58%" style:font-name="CMR101" fo:font-size="16pt" style:font-name-asian="CMR101" style:font-size-asian="16pt" style:font-name-complex="CMR101" style:font-size-complex="16pt"/>
    </style:style>
    <style:style style:name="T56"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7"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8" style:family="text">
      <style:text-properties fo:color="#000000" style:font-name="CMR101" fo:font-size="11pt" style:font-name-asian="CMR101" style:font-size-asian="11pt" style:font-name-complex="CMR101" style:font-size-complex="11pt"/>
    </style:style>
    <style:style style:name="T59"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2" style:family="text">
      <style:text-properties fo:color="#000000" style:font-name="CMR101" fo:font-size="20pt" style:font-name-asian="CMR101" style:font-size-asian="20pt" style:font-name-complex="CMR101" style:font-size-complex="20pt"/>
    </style:style>
    <style:style style:name="T63" style:family="text">
      <style:text-properties style:font-name="Times New Roman" fo:font-size="24pt" fo:font-style="italic" style:font-size-asian="24pt" style:font-style-asian="italic" style:font-size-complex="24pt" style:font-style-complex="italic"/>
    </style:style>
    <style:style style:name="T64" style:family="text">
      <style:text-properties style:font-name="Arial Black" fo:font-size="40pt" style:font-size-asian="40pt" style:font-size-complex="40pt"/>
    </style:style>
    <style:style style:name="T6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 based on profile HMM.</text:span><text:span text:style-name="T11"> </text:span><text:span text:style-name="T12">Now, HMMER has been developed to version 3. </text:span></text:p>
              <text:p><text:span text:style-name="T11">CUDA is in 2006, NVIDIA</text:span></text:p>
              <text:p><text:span text:style-name="T11">introduced CUDA(Compute Unified Device Architecture), a parallel computing platform and programming model that enables users to write multi-threaded programs in NVIDIA GPUs....</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3">hmmsearch</text:span></text:p>
                <text:list>
                  <text:list-item>
                    <text:p><text:span text:style-name="T14">Profile HMM (hidden Markov Model)</text:span></text:p>
                  </text:list-item>
                </text:list>
              </text:list-item>
              <text:list-item>
                <text:p>Implementing and accelerating <text:span text:style-name="T13">hmmsearch </text:span>on CUDA-enabled GPU</text:p>
              </text:list-item>
            </text:list>
          </draw:text-box>
        </draw:frame>
        <presentation:notes draw:style-name="dp2">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0">HMMER is based on profile hidden Markov model (HMM) model. Profile HMM is a probabilistic finite state machine, and can be constructed by HMMER to model a protein sequence family.</text:span></text:p>
              <text:p text:style-name="P6"><text:span text:style-name="T10"/></text:p>
              <text:p text:style-name="P6"><text:span text:style-name="T15">hmmsearch </text:span><text:span text:style-name="T16">is used to search one profile HMM against a sequence database and output </text:span><text:span text:style-name="T12">ranked list of the sequences with the most significant matches to the profile.</text:span></text:p>
              <text:p text:style-name="P6"><text:span text:style-name="T12">Since HMMER2 was released in 2003, many researchers have been studying on accelerating hmmsearch on CPU or GPU. Even hmmsearch in version 3, it's still time-consuming. To search a normal size profile against a large database, it takes tens minutes.</text:span></text:p>
              <text:p text:style-name="P6"><text:span text:style-name="T12">On GPU, CUDA is the most widely used and more mature parallel computing model.</text:span></text:p>
              <text:p text:style-name="P6"><text:span text:style-name="T12">So, my research focus on how to utilize the extra GPU computing resource to accelerate hmmsearch on CUDA-enabled GPU.</text:span></text:p>
              <text:p text:style-name="P6"><text:span text:style-name="T12"/></text:p>
              <text:p text:style-name="P6"><text:span text:style-name="T12"/></text:p>
              <text:p text:style-name="P6"><text:span text:style-name="T17">A group of homologous protein sequences is called a protein family, and a profile HMM is typically constructed from a multiple alignment of those sequences.</text:span></text:p>
              <text:p text:style-name="P6"><text:span text:style-name="T12"/></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8">The profile HMM structure used in Viterbi algorithm</text:span></text:p>
                <text:p><text:span text:style-name="T19"/></text:p>
                <text:p><text:span text:style-name="T19"/></text:p>
                <text:p><text:span text:style-name="T19"/></text:p>
                <text:p><text:span text:style-name="T19"/></text:p>
                <text:p><text:span text:style-name="T19"/></text:p>
              </text:list-item>
              <text:list-item>
                <text:p><text:span text:style-name="T18">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0">To find whether a sequence is member of the family described by a profile HMM, hmmsearch compare the sequence with the profile. Viterbi is used to find one path that has the maximum probability of the HMM generating the sequence. The above is the typical structure of the profile HMM.</text:span></text:p>
              <text:p><text:span text:style-name="T20">Homologous regions <text:s/>are represented by M consensus positions and a set of match, delete, and insert states. Match and Insert states emit residues with emission probabilities. </text:span><text:span text:style-name="T21">N, C, and J emit zero or more residues modeling nonhomologous regions. These states are connected by transition probabilities.</text:span></text:p>
              <text:p><text:span text:style-name="T21"/></text:p>
              <text:p><text:span text:style-name="T21">The below is </text:span><text:span text:style-name="T22">MSV profile used by </text:span><text:span text:style-name="T21">HMMER3 to accelerate hmmsearch. MSV - Multiple Segment Viterbi. MSV profile corresponds to the virtual removal of the delete and insert states. All match-match transition probabilities are treated as 1.0. The rest of the profile stays the same.</text:span></text:p>
              <text:p><text:span text:style-name="T21"/></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3">Background</text:span><text:span text:style-name="T23"><text:line-break/></text:span><text:span text:style-name="T24">Block diagram of a GPU(G80) card</text:span></text:p>
          </draw:text-box>
        </draw:frame>
        <presentation:notes draw:style-name="dp2">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5">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6">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7">Threads in a grid are organized into a two-level hierarchy. </text:span></text:p>
              <text:p text:style-name="P6"><text:span text:style-name="T27">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8">CUDA has special memory spaces. It has 6 sorts of memories. the table shows their specific features. The bottom 3 tex, cont and global can be allocated by CPU host. Shared mem can only be shared and accessed by threads in a block. Registers and local mem are for 1 thread. </text:span></text:p>
              <text:p><text:span text:style-name="T28">Register is fastest and global is slowest. Since these memories have different features, one important thing of CUDA programming is how to combine these memories to best suit the application.</text:span></text:p>
              <text:p><text:span text:style-name="T28"/></text:p>
              <text:p><text:span text:style-name="T28">Speed is the relative speed in number of instructions.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29">MSV filter</text:span></text:p>
                  </text:list-header>
                </text:list>
              </text:list-item>
              <text:list-item>
                <text:p><text:span text:style-name="T9">Parallelism strategy</text:span></text:p>
                <text:list>
                  <text:list-item>
                    <text:p><text:span text:style-name="T29">Task-based parallelism</text:span></text:p>
                  </text:list-item>
                  <text:list-item>
                    <text:p><text:span text:style-name="T29">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0">9</text:span></text:p>
            <text:p text:style-name="P15"><text:span text:style-name="T31"/></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8">Now, I'll talk about the solution to my problem. The first step is to assess the hmmsearch application to identify the hotspots. The flow chart is the CPU <text:s/>version of hmmsearch in HMMER3. The MSV and Viterbi are implemented in the so-called “acceleration pipeline”.</text:span></text:p>
              <text:p><text:span text:style-name="T28">Whether a sequence can pass a filter is dependent on whether the score is less than P-value. Only about 2% of the top-scoring sequences are expected to pass and need further computing. So, the comparison is accelerated. Thus, the first MSV filter is the hotspot for hmmsearch.</text:span></text:p>
              <text:p><text:span text:style-name="T28">Before multi-thread programming, we need consider parallelism strategy. 2 strategies: task-based and data-based. In Task-based, a task is assigned to exactly one thread, and all threads perform independent tasks in parallel. In Data-based, a task is assigned to many threads and some/all threads cooperate to perform the task in parallel. </text:span></text:p>
              <text:p><text:span text:style-name="T28">Task-based has some advantages over data-based. It doesn't need for inter-thread communicating or, take time on synchronizing and cooperating among threads.</text:span></text:p>
              <text:p><text:span text:style-name="T28">Every thread is doing the exact same thing independently. This also simplifies implementation and testing. A study shows that task-based parallelism can achieve better performance. </text:span></text:p>
              <text:p><text:span text:style-name="T28">Data-based parallelism is suited to long sequences. However, we applied a special strategy to work around this problem. So, the task-based parallelism is taken.</text:span></text:p>
              <text:p><text:span text:style-name="T28"/></text:p>
              <text:p><text:span text:style-name="T28"><text:s/></text:span><text:span text:style-name="T28">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2"><text:s text:c="2"/></text:span><text:span text:style-name="T32">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6">Here's the basic implementation.</text:span></text:p>
              <text:p><text:span text:style-name="T26">The code must be split up into two parts, with the left host part running on CPU and the right device part running on GPU. </text:span></text:p>
              <text:p><text:span text:style-name="T26">The CPU code mainly concerns about allocating data structures on GPU, loading data, copying them to GPU, launching the GPU kernel and copying back the result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3">the dp matrix and the query profile matrix</text:span></text:p>
                    <text:p><text:span text:style-name="T34">char <text:s text:c="2"/></text:span><text:span text:style-name="T33">8bit </text:span></text:p>
                    <text:p><text:span text:style-name="T34">uint4 <text:s text:c="2"/></text:span><text:span text:style-name="T35">128bit</text:span></text:p>
                    <text:p/>
                    <text:p/>
                  </text:list-item>
                  <text:list-item>
                    <text:p>texture memory</text:p>
                    <text:list>
                      <text:list-header>
                        <text:p><text:span text:style-name="T36">target sequences, the query profile matrix </text:span></text:p>
                      </text:list-header>
                    </text:list>
                  </text:list-item>
                </text:list>
              </text:list-item>
            </text:list>
            <text:p text:style-name="P6"><text:span text:style-name="T37"/></text:p>
          </draw:text-box>
        </draw:frame>
        <draw:frame draw:style-name="gr5" draw:text-style-name="P6" draw:layer="layout" svg:width="10.218cm" svg:height="2.843cm" svg:x="4.768cm" svg:y="11.381cm">
          <draw:text-box>
            <text:p text:style-name="P6"><text:span text:style-name="T38">struct </text:span><text:span text:style-name="T39">__device_builtin__ uint4</text:span></text:p>
            <text:p text:style-name="P6"><text:span text:style-name="T35">{ <text:s/></text:span><text:span text:style-name="T38">unsigned int </text:span><text:span text:style-name="T39">x, y, z, w;</text:span></text:p>
            <text:p text:style-name="P6"><text:span text:style-name="T35">}</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19">The global memory is used to store most of data on GPU. A primary in the optimization is to improve the efficiency of accessing global memory as much as possible. The most effective way of course is to reduce the frequency of access. </text:span></text:p>
              <text:p><text:span text:style-name="T19">The elements of the dp matrix and the query profile matrix use 8-bit char type. By switching to 128-bit uint4, the access frequency would decrease 16 times. </text:span></text:p>
              <text:p><text:span text:style-name="T19"/></text:p>
              <text:p><text:span text:style-name="T40">Although this approach resulted in increased register pressure, it gained a huge speed boost of almost 8 times in total.</text:span></text:p>
              <text:p><text:span text:style-name="T19"/></text:p>
              <text:p><text:span text:style-name="T19">The read-only texture memory space is a cached window into global memory. If there is no cache miss, the performance of texture will be 100 times over the normal global memory access.</text:span></text:p>
              <text:p><text:span text:style-name="T19">We use texture memory to store …</text:span></text:p>
              <text:p><text:span text:style-name="T19"/></text:p>
              <text:p><text:span text:style-name="T40">that offers much lower latenc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1">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2">The </text:span><text:span text:style-name="T43">dp</text:span><text:span text:style-name="T42">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19">Coalescing access is another important technique to improve global memory performance. It is to combine several small and non-contiguous access of global memory, into a single large and more efficient contiguous memory access. A prerequisite for coalescing is that the memory accessed by all threads in a block must lie in the same segment and have to be allocated in the form of an array to keep them contiguous in address.</text:span></text:p>
              <text:p><text:span text:style-name="T19">For coalescing access, data often need to be allocated in a special pattern. The target sequences are arranged in a matrix like an upside-down bookcase, where all residues of a sequence are restricted to be stored in the same column from top to bottom. And each thread is in charge of a sequence in a column. Similarly, the dp matrix is arranged in this pattern. </text:span></text:p>
              <text:p><text:span text:style-name="T19"/></text:p>
              <text:p><text:span text:style-name="T19"/></text:p>
              <text:p><text:span text:style-name="T40">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3">uint v, v1, v2;</text:span></text:p>
                    <text:p><text:span text:style-name="T34">/* Adds the </text:span><text:span text:style-name="T44">4</text:span><text:span text:style-name="T34"> unsigned 8-bit integers and saturates</text:span></text:p>
                    <text:p><text:span text:style-name="T34">v[z] = v1[z] + v2[z] (z = 0,1,2,3) */</text:span></text:p>
                    <text:p><text:span text:style-name="T33">asm(“vadd4.u32.u32.u32.sat %0, %1, %2, %3;” : “=r”(v) : “r”(v1), “r”(v2), “r”(0));</text:span></text:p>
                    <text:p><text:span text:style-name="T33"/></text:p>
                  </text:list-header>
                </text:list>
              </text:list-item>
              <text:list-item>
                <text:p><text:span text:style-name="T45">Intel SSE2 intrinsics for CPU</text:span></text:p>
                <text:list>
                  <text:list-header>
                    <text:p><text:span text:style-name="T33">__m128i v, v1, v2;</text:span></text:p>
                    <text:p><text:span text:style-name="T34">/* Adds the </text:span><text:span text:style-name="T44">16</text:span><text:span text:style-name="T34"> unsigned 8-bit integers and saturates</text:span></text:p>
                    <text:p><text:span text:style-name="T34">v[z] = v1[z] + v2[z] <text:s/>(z = 0,...,15)*/</text:span></text:p>
                    <text:p><text:span text:style-name="T33">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draw:text-box>
              <text:p text:style-name="P6"><text:span text:style-name="T46">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is 128bit and GPU is only 32bit. it's 4 times difference.</text:span></text:p>
              <text:p text:style-name="P6"><text:span text:style-name="T46"/></text:p>
              <text:p text:style-name="P6"><text:span text:style-name="T47">So SSE2 can add 16 pieces of 8-bit integer while CUDA only 4.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8">Vector programming model plays important role in operations of array or matrix. On one side, it can reduce greatly the frequency of memory access; on the other side, it can utilize the SIMD vector instructions for parallel computing on CPU or GPU.</text:span></text:p>
              <text:p><text:span text:style-name="T18">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8">Similarly, in the dp array, 16 bytes are also packed together to use int4 data type.</text:span></text:p>
              <text:p><text:span text:style-name="T18">The reason why target sequence only use 4bytes, not 16bytes as the dp array is because it'll increase greatly register pressure.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Default_20_1-notes" draw:text-style-name="P22" draw:layer="layout" svg:width="20.066cm" svg:height="7.03cm" svg:x="0.762cm" svg:y="10.668cm" presentation:class="notes" presentation:user-transformed="true">
            <draw:text-box>
              <text:p><text:span text:style-name="T48">In order to transfer data to GPU more efficiently, we need to use Pinned memory, which is the host memory that cannot be paged (swapped) out to disk by the virtual memory management of the OS.</text:span></text:p>
              <text:p><text:span text:style-name="T48"/></text:p>
              <text:p><text:span text:style-name="T48">The pinned memory can be used for asynchronous memory copy to enable the CPU and GPU running concurrently and improve performance.</text:span></text:p>
              <text:p><text:span text:style-name="T48">A CUDA stream represents a queue of GPU operations that get executed in a specific</text:span></text:p>
              <text:p><text:span text:style-name="T48">order. By using multiple streams, we can break the kernel computation into chunks and overlap the asynchronous memory copies with kernel execution.</text:span></text:p>
              <text:p><text:span text:style-name="T48"/></text:p>
              <text:p><text:span text:style-name="T48"/></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list-item>
                  <text:list-item>
                    <text:p><text:span text:style-name="T4">Block reading</text:span></text:p>
                  </text:list-item>
                </text:list>
              </text:list-item>
              <text:list-item>
                <text:p><text:span text:style-name="T5">Distributing workload to CPU</text:span></text:p>
              </text:list-item>
            </text:list>
          </draw:text-box>
        </draw:frame>
        <draw:frame draw:style-name="gr8" draw:text-style-name="P8" draw:layer="layout" svg:width="5.825cm" svg:height="2.28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49">In order to achieve high efficiency for task-based parallelism, the run time of all threads in a block should be roughly identical. MSV filter is sensitive to the length of a sequence. Therefore the database is sorted by sequence length. Thus, for threads in a block, the sequence length difference is minimized, and their workload are balanced.</text:span></text:p>
              <text:p text:style-name="P23"><text:span text:style-name="T49">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3"><text:span text:style-name="T49">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49">After launching GPU kernel, CPU must wait for the GPU to finish before copying back the result. We can get further improvement by distribute some work from GPU to CPU while CPU is waiting. In protein database, the very long sequences are very few. And we sort the database by descending order. We can assign the first part of data with longer lengths to CPU. By this way, we can save both the GPU global memory allocated for sequences and the overheads of memory transfer.</text:span></text:p>
              <text:p text:style-name="P23"><text:span text:style-name="T49">I use this formula to calculate the ratio R of the number of database sequences assigned to GPU. NG is the number of GPU Multiprocessors, fG and fC are the core frequencies of GPU and CPU.</text:span></text:p>
              <text:p text:style-name="P23"><text:span text:style-name="T49"/></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1">8-bit </text:span><text:span text:style-name="T50">char</text:span><text:span text:style-name="T41"> → 32-bit </text:span><text:span text:style-name="T50">int</text:span></text:p>
                      </text:list-header>
                    </text:list>
                  </text:list-item>
                  <text:list-item>
                    <text:p><text:span text:style-name="T5">Branch divergence</text:span></text:p>
                    <text:list>
                      <text:list-header>
                        <text:p><text:span text:style-name="T41">if () then … else ...</text:span></text:p>
                      </text:list-header>
                    </text:list>
                  </text:list-item>
                  <text:list-item>
                    <text:p><text:span text:style-name="T5">Constant memory</text:span></text:p>
                    <text:list>
                      <text:list-header>
                        <text:p><text:span text:style-name="T41">parameters</text:span><text:span text:style-name="T19">: </text:span><text:span text:style-name="T50">base, t</text:span><text:span text:style-name="T51">jb</text:span><text:span text:style-name="T50">, t</text:span><text:span text:style-name="T51">ec </text:span></text:p>
                      </text:list-header>
                    </text:list>
                  </text:list-item>
                  <text:list-item>
                    <text:p><text:span text:style-name="T5">shared memory</text:span></text:p>
                  </text:list-item>
                </text:list>
              </text:list-item>
            </text:list>
            <text:list text:style-name="L5">
              <text:list-item>
                <text:list>
                  <text:list-item>
                    <text:list>
                      <text:list-item>
                        <text:p><text:span text:style-name="T41">Per-block visibility</text:span></text:p>
                      </text:list-item>
                      <text:list-item>
                        <text:p><text:span text:style-name="T41">Global → shared memory</text:span></text:p>
                      </text:list-item>
                      <text:list-item>
                        <text:p><text:span text:style-name="T41">Inter-thread</text:span></text:p>
                        <text:p><text:span text:style-name="T50">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0">Here's miscellaneous consideratio, including small-scale optimization and some limitations not suited to our case. </text:span></text:p>
              <text:p><text:span text:style-name="T20">At the beginning, I used 8-bit char type to save register space. In fact, CUDA use 32-bit register to implement char type. And this involves extra instructions to shift and mask data. This is entirely unnecessary. I changed char to int type.</text:span></text:p>
              <text:p><text:span text:style-name="T2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2">Constant memory is read-only. It's faster than global memory, </text:span><text:span text:style-name="T53">but only if all threads read the same address.</text:span><text:span text:style-name="T52"> Its limitation is it can not be allocated dynamically. <text:s/>So in our case, only parameters, like .. use constant mem.</text:span></text:p>
              <text:p text:style-name="P6"><text:span text:style-name="T52">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3">kernel launch configure </text:span><text:span text:style-name="T52">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5">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5">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8">I've presented many optimization approaches for my CUDA implementation. Here are 6 steps to gain better performance for CUDA programming in conclusion.</text:span></text:p>
              <text:p><text:span text:style-name="T28">The first step is to assess the application to identify the hotspots and which type of parallelism is better suited to the application.</text:span></text:p>
              <text:p text:style-name="P6"><text:span text:style-name="T54">CUDA has many excellent profiling tools and developing tools. The 2</text:span><text:span text:style-name="T55">nd</text:span><text:span text:style-name="T54"> step is to use these tools to make a list of candidates for parallelization or optimization.</text:span></text:p>
              <text:p text:style-name="P6"><text:span text:style-name="T54">CUDA has specific memory hierarchy. 3</text:span><text:span text:style-name="T55">Rd</text:span><text:span text:style-name="T54"> step is to make full and best use of these different memories.</text:span></text:p>
              <text:p text:style-name="P6"><text:span text:style-name="T54">Then 4</text:span><text:span text:style-name="T55">th</text:span><text:span text:style-name="T54"> step is to utilize the CUDA built-in instructions, like SIMD video instructions. </text:span><text:span text:style-name="T56">Particular attention should be paid to control flow instructions for </text:span><text:span text:style-name="T54">Branch divergence problem.</text:span></text:p>
              <text:p text:style-name="P6"><text:span text:style-name="T54">5</text:span><text:span text:style-name="T55">th</text:span><text:span text:style-name="T54"> step is to maximize parallel execution between CPU host and GPU device, to use techniques, like asynchronous memory copy and multiple streams.</text:span></text:p>
              <text:p text:style-name="P6"><text:span text:style-name="T54">The last step is to consider using the existing GPU-optimized libraries, </text:span><text:span text:style-name="T57">such as cuBLAS</text:span><text:span text:style-name="T58">,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59">Intel Core i7-3960X with 6 cores</text:span></text:p>
                        <text:p><text:span text:style-name="T59">NVIDIA Quadro K4000 <text:s/>with 3 GB global memory</text:span></text:p>
                        <text:p><text:span text:style-name="T59">Ubuntu 64 bit Linux v12.10</text:span></text:p>
                      </text:list-header>
                    </text:list>
                  </text:list-item>
                  <text:list-item>
                    <text:p><text:span text:style-name="T60">Target sequences database</text:span></text:p>
                    <text:list>
                      <text:list-header>
                        <text:p><text:span text:style-name="T59">Swiss-Prot <text:s/>540,958 sequences with length <text:s/>2 ~ 35,213</text:span></text:p>
                        <text:p><text:span text:style-name="T59">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draw:text-box>
              <text:p><text:span text:style-name="T26">This the benchmarking environment which I used to test my implementation.</text:span></text:p>
              <text:p><text:span text:style-name="T26">I used a machine named as Kronos. It has Intel and GPU is. OS is. </text:span></text:p>
              <text:p><text:span text:style-name="T26">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1"/></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Name</text:p>
              </table:table-cell>
              <table:table-cell>
                <text:p text:style-name="P8">Globin4</text:p>
              </table:table-cell>
              <table:table-cell>
                <text:p text:style-name="P8">120_Rick_ant </text:p>
              </table:table-cell>
              <table:table-cell>
                <text:p text:style-name="P8">2HCT</text:p>
              </table:table-cell>
              <table:table-cell>
                <text:p text:style-name="P8">ACC_central</text:p>
              </table:table-cell>
              <table:table-cell>
                <text:p text:style-name="P8">AAA_27</text:p>
              </table:table-cell>
            </table:table-row>
            <table:table-row table:style-name="ro1" table:default-cell-style-name="ce1">
              <table:table-cell>
                <text:p text:style-name="P8">Accession number</text:p>
              </table:table-cell>
              <table:table-cell>
                <text:p text:style-name="P8">-</text:p>
              </table:table-cell>
              <table:table-cell>
                <text:p text:style-name="P8">PF12574.3 </text:p>
              </table:table-cell>
              <table:table-cell>
                <text:p text:style-name="P8">PF03390.10</text:p>
              </table:table-cell>
              <table:table-cell>
                <text:p text:style-name="P8">PF08326.7</text:p>
              </table:table-cell>
              <table:table-cell>
                <text:p text:style-name="P8"><text:s/>PF13514.1</text:p>
              </table:table-cell>
            </table:table-row>
            <table:table-row table:style-name="ro2" table:default-cell-style-name="ce1">
              <table:table-cell>
                <text:p text:style-name="P8">Length</text:p>
              </table:table-cell>
              <table:table-cell>
                <text:p text:style-name="P8">149</text:p>
              </table:table-cell>
              <table:table-cell>
                <text:p text:style-name="P8">255</text:p>
              </table:table-cell>
              <table:table-cell>
                <text:p text:style-name="P8">414</text:p>
              </table:table-cell>
              <table:table-cell>
                <text:p text:style-name="P8">708</text:p>
              </table:table-cell>
              <table:table-cell>
                <text:p text:style-name="P8">1111</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draw:text-box>
              <text:p><text:span text:style-name="T26">I used 5 query profile HMMs for testing. Globin4 is from HMMER source and other 4 are taken from pfam database. Their lengths vary from 149 to 1111.</text:span></text:p>
              <text:p><text:span text:style-name="T26">The performance was measured in unit GCUPS(Giga Cell Units Per Second) with this formula. Lq is the length of query profile HMM, </text:span></text:p>
              <text:p><text:span text:style-name="T26">Lt is the total residues of target sequences in the database, T is the execution time in second.</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691cm" svg:x="0.762cm" svg:y="10.668cm" presentation:class="notes" presentation:user-transformed="true">
            <draw:text-box>
              <text:p><text:span text:style-name="T26">Here's benchmark for comparison with less optimized approaches. The blue bar is the accumulated performance of several selected optimization approaches,</text:span><text:span text:style-name="T26"> corresponding to the left Y axis. The red bar is Improvement of each approach compared with that of previous approach,</text:span><text:span text:style-name="T26"> corresponding to the right Y axis. </text:span></text:p>
              <text:p><text:span text:style-name="T26">We can see that several factors are related to global memory accesses, including the highest 663% minimizing global memory access, coalescing of global memory and texture memory. So the global memory optimizations are the most important area for performance. To make all threads in a block take similar workload, the sorting database also plays important role in optimizations.</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691cm" svg:x="0.762cm" svg:y="10.668cm" presentation:class="notes" presentation:user-transformed="true">
            <draw:text-box>
              <text:p><text:span text:style-name="T26">The final cudaHmmsearch implementation was compared to hmmsearch. This was done by searching the much large NCBI database for the 5 profile HMMs with various lengths.</text:span></text:p>
              <text:p><text:span text:style-name="T26">The blue and red bar is Performance (in GCUPS), corresponding to the left Y axis. The green dot line is Speedup (in times) of cudaHmmsearch performance over that of hmmsearch, corresponding to the right Y axis.</text:span></text:p>
              <text:p><text:span text:style-name="T26">The whole performance of cudaHmmsearch is stable with various lengths of query HMMs. On average, cudaHmmsearch has a speedup of 2.5x than hmmsearch.</text:span></text:p>
              <text:p><text:span text:style-name="T26">And we can see the performance of both GPU and CPU searching for AAA 27 dropped greatly.</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4" draw:layer="layout" svg:width="14.603cm" svg:height="1.196cm" svg:x="7.847cm" svg:y="14.417cm">
          <draw:text-box>
            <text:p text:style-name="P6"><text:span text:style-name="T61">Internal pipeline statistics summary</text:span></text:p>
          </draw:text-box>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user-transformed="true">
            <draw:text-box>
              <text:p><text:span text:style-name="T26">The reason can be seen from the table listing the internal pipeline statistics summary for searching globin4 and AAA 27. For every filter, the count of</text:span></text:p>
              <text:p><text:span text:style-name="T26">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3.656cm" svg:height="13.362cm" svg:x="1.744cm" svg:y="7.004cm">
          <draw:image xlink:href="Pictures/100002010000037E000001F98CD56CD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text:span text:style-name="T19">Since multicore processors were developed in the early 2000s by Intel, AMD and others, nowadays CPU has become multicore with two, four, six cores and more. The Kronos experiment system has six cores. This benchmark is to test cudaHmmsearch running with multiple CPU cores. </text:span></text:p>
              <text:p><text:span text:style-name="T19">The benchmark has not been used in the articles I found related to my research. The purpose of this benchmark is to show how the performance increase or decrease with more CPU cores involved in computing.</text:span></text:p>
              <text:p><text:span text:style-name="T19">The number above each bar is the Performance in GCUPS. We can see, from 1 to 4 CPU cores, both cudaHmmsearch performance and hmmsearch performance go up almost linearly.</text:span></text:p>
              <text:p><text:span text:style-name="T19">From then on, due to complex schedule among CPU cores, the extra CPU core will not contribute much to both cudaHmmsearch and hmmsearch execution. Even worse, it will have negative effect as shown clearly in the `6 CPU core'.</text:span></text:p>
              <text:p><text:span text:style-name="T19"/></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6" draw:text-style-name="P18" draw:layer="layout" svg:width="20.066cm" svg:height="15.494cm" svg:x="0.762cm" svg:y="10.668cm" presentation:class="notes" presentation:user-transformed="true">
            <draw:text-box>
              <text:p text:style-name="P6"><text:span text:style-name="T62">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29">Implement and accelerate </text:span><text:span text:style-name="T63">hmmsearch</text:span><text:span text:style-name="T29"> on CUDA-enabled GPU</text:span></text:p>
                  </text:list-item>
                  <text:list-item>
                    <text:p><text:span text:style-name="T29">Demonstrate and summarize many optimization approaches</text:span></text:p>
                  </text:list-item>
                  <text:list-item>
                    <text:p><text:span text:style-name="T29">Analyze the GPU limitations</text:span></text:p>
                  </text:list-item>
                </text:list>
              </text:list-item>
              <text:list-item>
                <text:p><text:span text:style-name="T9">Limitations</text:span></text:p>
                <text:list>
                  <text:list-item>
                    <text:p><text:span text:style-name="T29">CUDA-enabled GPU</text:span></text:p>
                  </text:list-item>
                  <text:list-item>
                    <text:p><text:span text:style-name="T29">Block reading a fixed number of sequences</text:span></text:p>
                  </text:list-item>
                  <text:list-item>
                    <text:p><text:span text:style-name="T29">Presorting database</text:span></text:p>
                  </text:list-item>
                </text:list>
              </text:list-item>
              <text:list-item>
                <text:p><text:span text:style-name="T9">Recommendations for further research</text:span></text:p>
                <text:list>
                  <text:list-item>
                    <text:p><text:span text:style-name="T29">Forward filter for no threshold: <text:s/></text:span><text:span text:style-name="T63">--max</text:span><text:span text:style-name="T29"> option</text:span></text:p>
                  </text:list-item>
                  <text:list-item>
                    <text:p><text:span text:style-name="T29">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10" draw:layer="layout" svg:width="17.271cm" svg:height="12.572cm" svg:x="2.159cm" svg:y="13.271cm" presentation:class="notes" presentation:user-transformed="true">
            <draw:text-box>
              <text:p><text:span text:style-name="T20">Limitation</text:span></text:p>
              <text:p><text:span text:style-name="T20">A little distance to a production level program</text:span></text:p>
              <text:p><text:span text:style-name="T20">CUDA-enabled GPU</text:span></text:p>
              <text:p><text:span text:style-name="T20">Make a test of GPU device. To test if it can run the program. </text:span></text:p>
              <text:p><text:span text:style-name="T20"/></text:p>
              <text:p><text:span text:style-name="T20">Hmmsearch also provides max option to make a more sensitive search and get maximum expected results. The option causes all filters except forward filter to be bypassed. So it's worth working on forward for no threshold.</text:span></text:p>
              <text:p><text:span text:style-name="T20">And due to our machine limitation, we can not do multiple GPUs approach. But it's worth.</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4">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8"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text:span text:style-name="T65">sum of match: +51</text:span></text:p>
            <text:p><text:span text:style-name="T65">sum of mismatch: -9</text:span></text:p>
            <text:p><text:span text:style-name="T65">sum of gap penalties: -12</text:span></text:p>
            <text:p><text:span text:style-name="T65">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21T17:51:48.415000000</dc:date>
    <meta:editing-duration>P3DT11H54M59S</meta:editing-duration>
    <meta:editing-cycles>65</meta:editing-cycles>
    <meta:generator>LibreOffice/4.1.4.2$Windows_x86 LibreOffice_project/0a0440ccc0227ad9829de5f46be37cfb6edcf72</meta:generator>
    <meta:document-statistic meta:object-count="214"/>
  </office:meta>
</office:document-meta>
</file>

<file path=Object 1/content.xml><?xml version="1.0" encoding="utf-8"?>
<math xmlns="http://www.w3.org/1998/Math/MathML">
  <semantics>
    <mrow>
      <mrow>
        <mi>R</mi>
        <mo stretchy="false">=</mo>
        <mfrac>
          <mrow>
            <msub>
              <mi>N</mi>
              <mi>G</mi>
            </msub>
            <msub>
              <mi>f</mi>
              <mi>G</mi>
            </msub>
          </mrow>
          <mrow>
            <msub>
              <mi>N</mi>
              <mi>G</mi>
            </msub>
            <mrow>
              <msub>
                <mi>f</mi>
                <mi>G</mi>
              </msub>
              <mo stretchy="false">+</mo>
              <msub>
                <mi>f</mi>
                <mi>C</mi>
              </msub>
            </mrow>
          </mrow>
        </mfrac>
      </mrow>
    </mrow>
    <annotation encoding="StarMath 5.0">R  =  {N_G f_G}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